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2.17cm" fo:break-before="auto" style:use-optimal-row-height="true"/>
    </style:style>
    <style:style style:name="ro7" style:family="table-row">
      <style:table-row-properties style:row-height="1.164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1.076cm" fo:break-before="auto" style:use-optimal-row-height="true"/>
    </style:style>
    <style:style style:name="ro10" style:family="table-row">
      <style:table-row-properties style:row-height="1.535cm" fo:break-before="auto" style:use-optimal-row-height="true"/>
    </style:style>
    <style:style style:name="ro11" style:family="table-row">
      <style:table-row-properties style:row-height="1.711cm" fo:break-before="auto" style:use-optimal-row-height="true"/>
    </style:style>
    <style:style style:name="ro12" style:family="table-row">
      <style:table-row-properties style:row-height="2.0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16_08-59-20_000.jpg</text:p>
          </table:table-cell>
          <table:table-cell table:style-name="ce20" office:value-type="string">
            <text:p>:m 1*1 / arts:music / kb / ルーティンん事項 routine-works</text:p>
          </table:table-cell>
          <table:table-cell table:style-name="ce3"/>
          <table:table-cell table:style-name="ce3"/>
          <table:table-cell table:style-name="ce3"/>
          <table:table-cell table:style-name="ce32" table:formula="of:=IF([.E2]=&quot;&quot;;[.C2];CONCATENATE([.C2];&quot; / &quot;;[.E2]))" office:value-type="string" office:string-value=":m 1*1 / arts:music / kb / ルーティンん事項 routine-works">
            <text:p>:m 1*1 / arts:music / kb / ルーティンん事項 routine-works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16_09-39-22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56005 E-139-34-49.434814</text:p>
          </table:table-cell>
          <table:table-cell table:style-name="ce3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16_09-39-54_000.jpg</text:p>
          </table:table-cell>
          <table:table-cell table:style-name="ce20" office:value-type="string">
            <text:p>:m :i 1*1 / music / kb / 作曲、アイデア / bass音；１音飲みにしてみる,video=0515_1910</text:p>
          </table:table-cell>
          <table:table-cell table:style-name="ce31"/>
          <table:table-cell table:style-name="ce3"/>
          <table:table-cell table:style-name="ce3" office:value-type="string">
            <text:p>N-35-35-28.697204 E-139-34-49.270019</text:p>
          </table:table-cell>
          <table:table-cell table:style-name="ce32" table:formula="of:=IF([.E4]=&quot;&quot;;[.C4];CONCATENATE([.C4];&quot; / &quot;;[.E4]))" office:value-type="string" office:string-value=":m :i 1*1 / music / kb / 作曲、アイデア / bass音；１音飲みにしてみる,video=0515_1910">
            <text:p>:m :i 1*1 / music / kb / 作曲、アイデア / bass音；１音飲みにしてみる,video=0515_191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16_11-14-03_000.jpg</text:p>
          </table:table-cell>
          <table:table-cell table:style-name="ce20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614807 E-139-34-49.270019</text:p>
          </table:table-cell>
          <table:table-cell table:style-name="ce32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16_16-10-10_000.jpg</text:p>
          </table:table-cell>
          <table:table-cell table:style-name="ce20" office:value-type="string">
            <text:p>:m other / 記録 / PC画面 / X技術 登録画面</text:p>
          </table:table-cell>
          <table:table-cell table:style-name="ce23"/>
          <table:table-cell table:style-name="ce3"/>
          <table:table-cell table:style-name="ce3" office:value-type="string">
            <text:p>N-35-35-28.587341 E-139-34-49.324951</text:p>
          </table:table-cell>
          <table:table-cell table:style-name="ce32" table:formula="of:=IF([.E6]=&quot;&quot;;[.C6];CONCATENATE([.C6];&quot; / &quot;;[.E6]))" office:value-type="string" office:string-value=":m other / 記録 / PC画面 / X技術 登録画面">
            <text:p>:m other / 記録 / PC画面 / X技術 登録画面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16_17-17-35_000.jpg</text:p>
          </table:table-cell>
          <table:table-cell table:style-name="ce20" office:value-type="string">
            <text:p>:m RES 1*1 / free# JVEMV6 37#23_19 / 37. miscs of miscs / 23. CO2 / CO2-split;methods / lang=ch</text:p>
          </table:table-cell>
          <table:table-cell table:style-name="ce14"/>
          <table:table-cell table:style-name="ce3"/>
          <table:table-cell table:style-name="ce3" office:value-type="string">
            <text:p>N-35-35-28.656005 E-139-34-49.379882</text:p>
          </table:table-cell>
          <table:table-cell table:style-name="ce32" table:formula="of:=IF([.E7]=&quot;&quot;;[.C7];CONCATENATE([.C7];&quot; / &quot;;[.E7]))" office:value-type="string" office:string-value=":m RES 1*1 / free# JVEMV6 37#23_19 / 37. miscs of miscs / 23. CO2 / CO2-split;methods / lang=ch">
            <text:p>:m RES 1*1 / free# JVEMV6 37#23_19 / 37. miscs of miscs / 23. CO2 / CO2-split;methods / lang=ch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16_19-27-17_000.jpg</text:p>
          </table:table-cell>
          <table:table-cell table:style-name="ce15" office:value-type="string">
            <text:p>:m music / log / kb / || s.1:f-N,R=2?,memo-for=R.2,score+ || s.2:score+,scale=dorian,k.C,et-N,for=5-lets,R=3</text:p>
          </table:table-cell>
          <table:table-cell table:style-name="ce15"/>
          <table:table-cell table:style-name="ce3"/>
          <table:table-cell table:style-name="ce3"/>
          <table:table-cell table:style-name="ce32" table:formula="of:=IF([.E8]=&quot;&quot;;[.C8];CONCATENATE([.C8];&quot; / &quot;;[.E8]))" office:value-type="string" office:string-value=":m music / log / kb / || s.1:f-N,R=2?,memo-for=R.2,score+ || s.2:score+,scale=dorian,k.C,et-N,for=5-lets,R=3">
            <text:p>:m music / log / kb / || s.1:f-N,R=2?,memo-for=R.2,score+ || s.2:score+,scale=dorian,k.C,et-N,for=5-lets,R=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16_21-01-52_000.jpg</text:p>
          </table:table-cell>
          <table:table-cell table:style-name="ce17" office:value-type="string">
            <text:p>:m 食べた物</text:p>
          </table:table-cell>
          <table:table-cell table:style-name="ce16"/>
          <table:table-cell table:style-name="ce3"/>
          <table:table-cell table:style-name="ce3" office:value-type="string">
            <text:p>N-35-35-28.642272 E-139-34-49.379882</text:p>
          </table:table-cell>
          <table:table-cell table:style-name="ce32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17_01-28-03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3"/>
          <table:table-cell table:style-name="ce3" office:value-type="string">
            <text:p>N-35-35-28.642272 E-139-34-49.379882</text:p>
          </table:table-cell>
          <table:table-cell table:style-name="ce32" table:formula="of:=IF([.E10]=&quot;&quot;;[.C10];CONCATENATE([.C10];&quot; / &quot;;[.E10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17_01-28-07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 office:value-type="string">
            <text:p>N-35-35-28.642272 E-139-34-49.379882</text:p>
          </table:table-cell>
          <table:table-cell table:style-name="ce32" table:formula="of:=IF([.E11]=&quot;&quot;;[.C11];CONCATENATE([.C11];&quot; / &quot;;[.E11]))" office:value-type="string" office:string-value=":m :PHOTO 寝た時刻 / 2020">
            <text:p>:m :PHOTO 寝た時刻 / 2020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17_06-55-41_000.jpg</text:p>
          </table:table-cell>
          <table:table-cell table:style-name="ce17" office:value-type="string">
            <text:p>:m :PHOTO 起きた時刻 / 2020 / 40分前</text:p>
          </table:table-cell>
          <table:table-cell table:style-name="ce17"/>
          <table:table-cell table:style-name="ce3"/>
          <table:table-cell table:style-name="ce3" office:value-type="string">
            <text:p>N-35-35-28.642272 E-139-34-49.379882</text:p>
          </table:table-cell>
          <table:table-cell table:style-name="ce32" table:formula="of:=IF([.E12]=&quot;&quot;;[.C12];CONCATENATE([.C12];&quot; / &quot;;[.E12]))" office:value-type="string" office:string-value=":m :PHOTO 起きた時刻 / 2020 / 40分前">
            <text:p>:m :PHOTO 起きた時刻 / 2020 / 40分前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17_07-29-34_000.jpg</text:p>
          </table:table-cell>
          <table:table-cell table:style-name="ce20" office:value-type="string">
            <text:p>:m 食べた物　間食 / 味噌スープ</text:p>
          </table:table-cell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17_07-30-32_000.jpg</text:p>
          </table:table-cell>
          <table:table-cell table:style-name="ce20" office:value-type="string">
            <text:p>:m :i 1*1 / music / kb / 作曲、アイデア / ドリアン；始めるノート、変えてみる,scale=dorian</text:p>
          </table:table-cell>
          <table:table-cell table:style-name="ce6"/>
          <table:table-cell table:style-name="ce3"/>
          <table:table-cell table:style-name="ce3" office:value-type="string">
            <text:p>N-35-35-28.656005 E-139-34-49.379882</text:p>
          </table:table-cell>
          <table:table-cell table:style-name="ce32" table:formula="of:=IF([.E14]=&quot;&quot;;[.C14];CONCATENATE([.C14];&quot; / &quot;;[.E14]))" office:value-type="string" office:string-value=":m :i 1*1 / music / kb / 作曲、アイデア / ドリアン；始めるノート、変えてみる,scale=dorian">
            <text:p>:m :i 1*1 / music / kb / 作曲、アイデア / ドリアン；始めるノート、変えてみる,scale=dorian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16_14-41-37_000.mid</text:p>
          </table:table-cell>
          <table:table-cell table:style-name="ce6" office:value-type="string">
            <text:p>:in-mid / app=perfect-piano / 演奏、play / id-2020-0516-1 / category=melody,inst=piano,for=harmony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in-mid / app=perfect-piano / 演奏、play / id-2020-0516-1 / category=melody,inst=piano,for=harmony">
            <text:p>:in-mid / app=perfect-piano / 演奏、play / id-2020-0516-1 / category=melody,inst=piano,for=harmony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16_15-05-35_000.mid</text:p>
          </table:table-cell>
          <table:table-cell table:style-name="ce6" office:value-type="string">
            <text:p>:in-mid / app=perfect-piano / 演奏、play / id-2020-0516-2 / category=melody,inst=piano,genre=blues</text:p>
          </table:table-cell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string" office:string-value=":in-mid / app=perfect-piano / 演奏、play / id-2020-0516-2 / category=melody,inst=piano,genre=blues">
            <text:p>:in-mid / app=perfect-piano / 演奏、play / id-2020-0516-2 / category=melody,inst=piano,genre=blues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16_17-57-17_000.mp4</text:p>
          </table:table-cell>
          <table:table-cell table:style-name="ce6" office:value-type="string">
            <text:p>:VIDEO / @自宅 / メモ / kb,keyboard / 演奏、play / k-2020-0516-1 / scale=dorian,k.C,f-N,memo~,score~</text:p>
          </table:table-cell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IDEO / @自宅 / メモ / kb,keyboard / 演奏、play / k-2020-0516-1 / scale=dorian,k.C,f-N,memo~,score~">
            <text:p>:VIDEO / @自宅 / メモ / kb,keyboard / 演奏、play / k-2020-0516-1 / scale=dorian,k.C,f-N,memo~,score~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16_18-10-10_000.mp4</text:p>
          </table:table-cell>
          <table:table-cell table:style-name="ce6" office:value-type="string">
            <text:p>:VIDEO / @自宅 / メモ / kb,keyboard / 演奏、play / k-2020-0516-2 / scale=dorian,k.C,f-N,memo~,score~,cp=C-D</text:p>
          </table:table-cell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IDEO / @自宅 / メモ / kb,keyboard / 演奏、play / k-2020-0516-2 / scale=dorian,k.C,f-N,memo~,score~,cp=C-D">
            <text:p>:VIDEO / @自宅 / メモ / kb,keyboard / 演奏、play / k-2020-0516-2 / scale=dorian,k.C,f-N,memo~,score~,cp=C-D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16_18-51-11_000.mp4</text:p>
          </table:table-cell>
          <table:table-cell table:style-name="ce6" office:value-type="string">
            <text:p>:VIDEO / @自宅 / メモ / kb,keyboard / 演奏、play / k-2020-0516-3 / scale=dorian,k.C,et-N,memo~,score~,ch=C,for=5-lets:RH</text:p>
          </table:table-cell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IDEO / @自宅 / メモ / kb,keyboard / 演奏、play / k-2020-0516-3 / scale=dorian,k.C,et-N,memo~,score~,ch=C,for=5-lets:RH">
            <text:p>:VIDEO / @自宅 / メモ / kb,keyboard / 演奏、play / k-2020-0516-3 / scale=dorian,k.C,et-N,memo~,score~,ch=C,for=5-lets:RH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16_19-11-37_000.mp4</text:p>
          </table:table-cell>
          <table:table-cell table:style-name="ce6" office:value-type="string">
            <text:p>:VIDEO / @自宅 / メモ / kb,keyboard / 演奏、play / k-2020-0516-4 / scale=dorian,k.D,et-N,memo~,score~,cp=D-E♭,soruce-video=yt-1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IDEO / @自宅 / メモ / kb,keyboard / 演奏、play / k-2020-0516-4 / scale=dorian,k.D,et-N,memo~,score~,cp=D-E♭,soruce-video=yt-1">
            <text:p>:VIDEO / @自宅 / メモ / kb,keyboard / 演奏、play / k-2020-0516-4 / scale=dorian,k.D,et-N,memo~,score~,cp=D-E♭,soruce-video=yt-1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16_19-22-14_000.mp4</text:p>
          </table:table-cell>
          <table:table-cell table:style-name="ce6" office:value-type="string">
            <text:p>:VIDEO / @自宅 / メモ / kb,keyboard / 演奏、play / k-2020-0516-5 / scale=original:notes=1-3-4-5,k.G,et-N,memo~,score~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IDEO / @自宅 / メモ / kb,keyboard / 演奏、play / k-2020-0516-5 / scale=original:notes=1-3-4-5,k.G,et-N,memo~,score~">
            <text:p>:VIDEO / @自宅 / メモ / kb,keyboard / 演奏、play / k-2020-0516-5 / scale=original:notes=1-3-4-5,k.G,et-N,memo~,score~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16_21-58-54_000.mid</text:p>
          </table:table-cell>
          <table:table-cell table:style-name="ce6" office:value-type="string">
            <text:p>:in-mid / app=perfect-piano / 演奏、play / id-2020-0516-3 / category=melody,inst=piano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in-mid / app=perfect-piano / 演奏、play / id-2020-0516-3 / category=melody,inst=piano">
            <text:p>:in-mid / app=perfect-piano / 演奏、play / id-2020-0516-3 / category=melody,inst=piano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16_23-09-08_000.mp4</text:p>
          </table:table-cell>
          <table:table-cell table:style-name="ce6" office:value-type="string">
            <text:p>:VIDEO / @自宅 / メモ / kb,keyboard / 演奏、play / k-2020-0516-5 / scale=dorian,k.C,et-N,memo~,score~,cp=C-E♭,melody-hand=LH,RH=locrian</text:p>
          </table:table-cell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string" office:string-value=":VIDEO / @自宅 / メモ / kb,keyboard / 演奏、play / k-2020-0516-5 / scale=dorian,k.C,et-N,memo~,score~,cp=C-E♭,melody-hand=LH,RH=locrian">
            <text:p>:VIDEO / @自宅 / メモ / kb,keyboard / 演奏、play / k-2020-0516-5 / scale=dorian,k.C,et-N,memo~,score~,cp=C-E♭,melody-hand=LH,RH=locrian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17_01-38-08_000.mid</text:p>
          </table:table-cell>
          <table:table-cell table:style-name="ce6" office:value-type="string">
            <text:p>:in-mid / app=perfect-piano / 演奏、play / id-2020-0517-1 / category=melody,inst=piano,source=in-head</text:p>
          </table:table-cell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string" office:string-value=":in-mid / app=perfect-piano / 演奏、play / id-2020-0517-1 / category=melody,inst=piano,source=in-head">
            <text:p>:in-mid / app=perfect-piano / 演奏、play / id-2020-0517-1 / category=melody,inst=piano,source=in-head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17_06-16-51_000.mid</text:p>
          </table:table-cell>
          <table:table-cell table:style-name="ce6" office:value-type="string">
            <text:p>:in-mid / app=perfect-piano / 演奏、play / id-2020-0517-2 / category=melody,inst=piano,source=inhead</text:p>
          </table:table-cell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string" office:string-value=":in-mid / app=perfect-piano / 演奏、play / id-2020-0517-2 / category=melody,inst=piano,source=inhead">
            <text:p>:in-mid / app=perfect-piano / 演奏、play / id-2020-0517-2 / category=melody,inst=piano,source=inhead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17_07-19-09_000.mp4</text:p>
          </table:table-cell>
          <table:table-cell table:style-name="ce6" office:value-type="string">
            <text:p>:VIDEO / @自宅 / 体操 / hip-hopダンス、ヒップホップ / h-2020-0517-1 / id=??</text:p>
          </table:table-cell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string" office:string-value=":VIDEO / @自宅 / 体操 / hip-hopダンス、ヒップホップ / h-2020-0517-1 / id=??">
            <text:p>:VIDEO / @自宅 / 体操 / hip-hopダンス、ヒップホップ / h-2020-0517-1 / id=??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4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4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4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4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5">
            <text:p>25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3"/>
          <table:table-cell table:number-columns-repeated="1022"/>
        </table:table-row>
        <table:table-row table:style-name="ro8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1X-X / category=melody,inst=piano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29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2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77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7">2020/05/17</text:date>, <text:time>10:30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17T10:30:31.56</dc:date>
    <dc:creator>iwabuchi ken</dc:creator>
    <meta:editing-duration>P20DT19H40M39S</meta:editing-duration>
    <meta:editing-cycles>8129</meta:editing-cycles>
    <meta:document-statistic meta:table-count="1" meta:cell-count="452" meta:object-count="0"/>
  </office:meta>
</office:document-meta>
</file>